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5"/>
      <text:p text:style-name="Standard"><text:span text:style-name="T4">שם העסק/מבנה</text:span><text:span text:style-name="T3"> <text:s text:c="2"/></text:span><text:span text:style-name="T1"><text:s text:c="2"/>אודיטוריום ומתחם מסעדות במכללה למינהל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יצחק רבין 7 ראשל"צ</text:span></text:p>
      <text:p text:style-name="P6"/>
      <text:p text:style-name="Standard"><text:span text:style-name="T4">טלפון</text:span><text:span text:style-name="T1"> <text:s text:c="20"/></text:span><text:span text:style-name="T4">9634221</text:span></text:p>
      <text:p text:style-name="P6"/>
      <text:p text:style-name="Standard"><text:span text:style-name="T4">המפתחות נמצאים <text:s text:c="3"/>צוות האחזקה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בפאנל כבאים בכניסה ראשית לבניין</text:span></text:p>
      <text:p text:style-name="P3"/>
      <text:p text:style-name="Standard"><text:span text:style-name="T4">גנרטור: </text:span><text:span text:style-name="T1">קיים במרתף בצד המע' בבניין.</text:span></text:p>
      <text:p text:style-name="Standard"><text:span text:style-name="T4">מיקום ברזי כיבוי עיקריים "3</text:span><text:span text:style-name="T1"> <text:s/>סמוך לרחבת כיבוי אש ליד שער 5 בצד המע' של המבנה.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בקרקע הבניין מסעדות צורכות גפ"מ, צובר נמצא בצד הצ' ברח' אדמה. במפלס המרתף חדרים <text:s/>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טכניים: חדר מיזוג אויר, גנרטור, אשפה. אולם מופעים: שטיח מקיר לקיר, חיפוי עץ בקירות.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חדר טרפו בבניין מרתף תקשורת מפסק חשמל גם לבניין אודיטוריום. במפלס מרתף: חדר גנרטור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 מפוח לשחרור עשן ליניקת עשן ממטבחים במסעדות בקרקע. קומת מרתף משותפת לבניי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ספריה. מפלס קרקע: אגף מסעדות ומביאת כניסה לאודיטוריום. מסך מים למסעדות בין דלפק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כניסה לאגף האחורי בכל המסעדות. ברז גז ראשי למבנה נמצא במסדרון שירות, קרקע בצד המע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סך מים נוסף באודיטוריום על המבנה . 498 מקומות ישיבה באודיטוריום. ברז מתזים ראשי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נמצא במרתף בצד מע'. חדר חשמל ראשי נמצא במרתף בנין תקשורת. בקומת מרתף המשתף ע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בניין ספרייה יש חדר חשמל ראשי של הבניין ספריה. פנל פיקוד כבאים בכל אחד ממבנים: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ספריה, תקשורת ואודיטוריום שולט ומפלס על כל 3 המבנים. ניתוק חשמל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3</meta:editing-cycles>
    <meta:print-date>2012-01-05T12:00:00</meta:print-date>
    <meta:creation-date>2014-03-30T12:44:00</meta:creation-date>
    <dc:date>2014-03-30T14:45:00</dc:date>
    <meta:editing-duration>PT19S</meta:editing-duration>
    <meta:generator>OpenOffice/4.0.1$Win32 OpenOffice.org_project/401m5$Build-9714</meta:generator>
    <meta:document-statistic meta:table-count="6" meta:image-count="0" meta:object-count="0" meta:page-count="2" meta:paragraph-count="66" meta:word-count="327" meta:character-count="21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